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3000001DCD892C2C0B8F6D39F.png" manifest:media-type="image/png"/>
  <manifest:file-entry manifest:full-path="Pictures/10000201000003C0000001E0A03B7936D433449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794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5" style:family="graphic" style:parent-style-name="objectwithoutfill">
      <style:graphic-properties svg:stroke-linecap="square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loext:graphic-properties draw:fill="none"/>
      <style:paragraph-properties fo:text-align="center"/>
      <style:text-properties fo:font-size="48pt" style:font-size-asian="48pt" style:font-size-complex="4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Source Sans Pro Semibold1"/>
    </style:style>
    <style:style style:name="P6" style:family="paragraph">
      <style:text-properties style:font-name="Source Sans Pro Semibold1" fo:font-size="20pt" style:font-size-asian="20pt" style:font-size-complex="20pt"/>
    </style:style>
    <style:style style:name="P7" style:family="paragraph">
      <loext:graphic-properties draw:fill="none" draw:fill-color="#ffffff"/>
      <style:text-properties style:font-name="Source Sans Pro Semibold1" fo:font-size="20pt" style:font-size-asian="20pt" style:font-size-complex="20pt"/>
    </style:style>
    <style:style style:name="T1" style:family="text">
      <style:text-properties style:font-name="Source Sans Pro Semibold" fo:font-size="48pt" fo:text-shadow="1pt 1pt" style:font-size-asian="48pt" style:font-size-complex="48pt"/>
    </style:style>
    <style:style style:name="T2" style:family="text">
      <style:text-properties style:font-name="Source Sans Pro Semibold1" fo:font-size="48pt" fo:text-shadow="1pt 1pt" style:font-size-asian="48pt" style:font-size-complex="48pt"/>
    </style:style>
    <style:style style:name="T3" style:family="text">
      <style:text-properties style:font-name="Source Sans Pro Semibold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9.236cm" svg:x="1.301cm" svg:y="7.4cm">
          <draw:image xlink:href="Pictures/10000000000003D3000001DCD892C2C0B8F6D39F.png" xlink:type="simple" xlink:show="embed" xlink:actuate="onLoad">
            <text:p/>
          </draw:image>
        </draw:frame>
        <draw:frame draw:style-name="gr2" draw:text-style-name="P3" draw:layer="layout" svg:width="18.468cm" svg:height="5.044cm" svg:x="1.266cm" svg:y="2.356cm">
          <draw:text-box>
            <text:p text:style-name="P2"><text:span text:style-name="T1">Seminarkurs</text:span></text:p>
            <text:p text:style-name="P2"><text:span text:style-name="T2">Schulbuchverwaltung</text:span></text:p>
          </draw:text-box>
        </draw:frame>
        <draw:frame draw:style-name="gr3" draw:text-style-name="P4" draw:layer="layout" svg:width="14.999cm" svg:height="7.499cm" svg:x="2.801cm" svg:y="14.501cm">
          <draw:image xlink:href="Pictures/10000201000003C0000001E0A03B7936D433449A.png" xlink:type="simple" xlink:show="embed" xlink:actuate="onLoad">
            <text:p/>
          </draw:image>
        </draw:frame>
        <draw:frame draw:style-name="gr4" draw:text-style-name="P5" draw:layer="layout" svg:width="19.4cm" svg:height="1.14cm" svg:x="0.8cm" svg:y="24.2cm">
          <draw:text-box>
            <text:p text:style-name="P1"><text:span text:style-name="T3">Kay Stipcevic,Fabius Balogh, Jan Laffertan, Yarin Gora</text:span></text:p>
          </draw:text-box>
        </draw:frame>
        <draw:line draw:style-name="gr5" draw:text-style-name="P4" xml:id="id1" draw:id="id1" draw:layer="layout" svg:x1="2.3cm" svg:y1="22.9cm" svg:x2="18.7cm" svg:y2="22.9cm">
          <text:p/>
        </draw:line>
        <draw:connector draw:style-name="gr6" draw:text-style-name="P1" draw:layer="layout" svg:x1="10.5cm" svg:y1="22.9cm" svg:x2="10.5cm" svg:y2="22.9cm" draw:start-shape="id1" draw:start-glue-point="0" draw:end-shape="id1" draw:end-glue-point="0" svg:d="M10500 22900z" svg:viewBox="0 0 1 1">
          <text:p/>
        </draw:connector>
        <draw:frame draw:style-name="gr7" draw:text-style-name="P7" draw:layer="layout" svg:width="8.7cm" svg:height="1.14cm" svg:x="2cm" svg:y="23.4cm">
          <draw:text-box>
            <text:p text:style-name="P6"><text:span text:style-name="T3">Schüler:</text:span></text:p>
          </draw:text-box>
        </draw:frame>
        <draw:frame draw:style-name="gr7" draw:text-style-name="P7" draw:layer="layout" svg:width="8.7cm" svg:height="2.029cm" svg:x="2cm" svg:y="25.36cm">
          <draw:text-box>
            <text:p text:style-name="P6"><text:span text:style-name="T3">Lehrer:</text:span></text:p>
            <text:p text:style-name="P6"><text:span text:style-name="T3">Herr Wür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20:08:33.448000000</meta:creation-date>
    <dc:date>2017-07-01T12:20:22.768000000</dc:date>
    <meta:editing-duration>PT38M37S</meta:editing-duration>
    <meta:editing-cycles>2</meta:editing-cycles>
    <meta:generator>LibreOffice/5.0.6.3$Windows_x86 LibreOffice_project/490fc03b25318460cfc54456516ea2519c11d1aa</meta:generator>
    <meta:document-statistic meta:object-count="8"/>
  </office:meta>
</office:document-meta>
</file>